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1c095a" officeooo:paragraph-rsid="001c095a"/>
    </style:style>
    <style:style style:name="P27" style:family="paragraph" style:parent-style-name="Standard">
      <style:text-properties officeooo:rsid="00288595" officeooo:paragraph-rsid="00288595"/>
    </style:style>
    <style:style style:name="P28" style:family="paragraph" style:parent-style-name="Standard">
      <style:text-properties officeooo:rsid="002a7e68" officeooo:paragraph-rsid="002a7e68"/>
    </style:style>
    <style:style style:name="P29" style:family="paragraph" style:parent-style-name="Standard">
      <style:text-properties officeooo:rsid="002a7e68" officeooo:paragraph-rsid="002c0222"/>
    </style:style>
    <style:style style:name="P30" style:family="paragraph" style:parent-style-name="Standard">
      <style:text-properties officeooo:rsid="002c976c" officeooo:paragraph-rsid="002c976c"/>
    </style:style>
    <style:style style:name="P31" style:family="paragraph" style:parent-style-name="Standard">
      <style:text-properties officeooo:rsid="002ca32b" officeooo:paragraph-rsid="002ca32b"/>
    </style:style>
    <style:style style:name="P32" style:family="paragraph" style:parent-style-name="Standard">
      <style:text-properties officeooo:rsid="002ca32b" officeooo:paragraph-rsid="002de25b"/>
    </style:style>
    <style:style style:name="P33" style:family="paragraph" style:parent-style-name="Standard">
      <style:text-properties officeooo:rsid="002fa19e" officeooo:paragraph-rsid="002fa19e"/>
    </style:style>
    <style:style style:name="P34" style:family="paragraph" style:parent-style-name="Standard">
      <style:text-properties officeooo:rsid="002ff1a9" officeooo:paragraph-rsid="002ff1a9"/>
    </style:style>
    <style:style style:name="P35" style:family="paragraph" style:parent-style-name="Standard">
      <style:text-properties officeooo:rsid="00304cb3" officeooo:paragraph-rsid="00304cb3"/>
    </style:style>
    <style:style style:name="P36" style:family="paragraph" style:parent-style-name="Standard">
      <style:text-properties officeooo:rsid="003141d7" officeooo:paragraph-rsid="003141d7"/>
    </style:style>
    <style:style style:name="P37" style:family="paragraph" style:parent-style-name="Standard">
      <style:text-properties officeooo:rsid="003141d7" officeooo:paragraph-rsid="00333e75"/>
    </style:style>
    <style:style style:name="P38" style:family="paragraph" style:parent-style-name="Standard">
      <style:text-properties officeooo:rsid="00333e75" officeooo:paragraph-rsid="00333e75"/>
    </style:style>
    <style:style style:name="P39" style:family="paragraph" style:parent-style-name="Standard">
      <style:text-properties officeooo:rsid="0033e0c7" officeooo:paragraph-rsid="0033e0c7"/>
    </style:style>
    <style:style style:name="P40" style:family="paragraph" style:parent-style-name="Standard">
      <style:text-properties officeooo:rsid="0035c501" officeooo:paragraph-rsid="0035c501"/>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7">Or so she desperately wished.</text:p>
      <text:p text:style-name="P27"/>
      <text:p text:style-name="P27"/>
      <text:p text:style-name="P27">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7"/>
      <text:p text:style-name="P27">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7"><text:soft-page-break/>Thella gripped tightly to Quentin's arm as he limped slowly forwards. </text:p>
      <text:p text:style-name="P27"/>
      <text:p text:style-name="P27">“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7"/>
      <text:p text:style-name="P27">“<text:span text:style-name="T20">It is very important that you not leave my side. Thella. We should continue to hold hands. I'm afraid of what might happen if we didn't...</text:span>”</text:p>
      <text:p text:style-name="P27"/>
      <text:p text:style-name="P28">Thella grasped his hand tighter and they slipped further into this featureless world.</text:p>
      <text:p text:style-name="P28"/>
      <text:p text:style-name="P28"/>
      <text:p text:style-name="P28">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8"/>
      <text:p text:style-name="P28">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8"/>
      <text:p text:style-name="P29">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9"/>
      <text:p text:style-name="P29"/>
      <text:p text:style-name="P30">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30"/>
      <text:p text:style-name="P30">When he drew closer however, he saw that the old man was injured. Blood seeped through the front of his shirt. </text:p>
      <text:p text:style-name="P30"/>
      <text:p text:style-name="P30">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30"/>
      <text:p text:style-name="P30">Finally finding it, he tore it open and grabbed a handful of the broad leaves. <text:span text:style-name="T23">From another place he procured a mortar and pestle and swiftly, and through obvious expertise, the leaves were reduced to a powder. </text:span></text:p>
      <text:p text:style-name="P30"/>
      <text:p text:style-name="P31"><text:soft-page-break/>Into this, he added two different sets of oil from small bottles in his jacket. Once he was satisfied with the <text:span text:style-name="T24">creation</text:span>, he peeled back the shirt and applied the spread to the wounds. </text:p>
      <text:p text:style-name="P31"/>
      <text:p text:style-name="P31">Quentin stirred as he did so, and initially was confused and angry.</text:p>
      <text:p text:style-name="P31"/>
      <text:p text:style-name="P31">“Who are you! What are you doing?” he asked loudly. But the <text:span text:style-name="T26">hooded</text:span> man shook his head, and pointed at the wounds. </text:p>
      <text:p text:style-name="P31"/>
      <text:p text:style-name="P31">“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1"/>
      <text:p text:style-name="P32">“I…” <text:span text:style-name="T24">Quentin struggled to get up, and his movements worsened the wound. He cried out and lay back down. His face turned somber and he lay still. “I am in your debt I suppose. I can't stop you, whoever you are.”</text:span></text:p>
      <text:p text:style-name="P32"/>
      <text:p text:style-name="P32">“<text:span text:style-name="T25">Hmm. Interesting man. Most would thank me.” The man gestured to the child. “Are they injured as well? Can I look at them?”</text:span></text:p>
      <text:p text:style-name="P32"/>
      <text:p text:style-name="P32">“<text:span text:style-name="T25">Thella!</text:span>” <text:span text:style-name="T25">Quentin gasped. “This place is infernal. We were walking and then...” Even from his prone position, he struggled to see if she was ok.</text:span></text:p>
      <text:p text:style-name="P32"/>
      <text:p text:style-name="P32">“She…<text:span text:style-name="T25"> She has a disease. A wasting disease. There is ointment in my bag here, but the bandages must be changed as well. I never got a chance to see if she was ok after the boat.</text:span>”</text:p>
      <text:p text:style-name="P32"/>
      <text:p text:style-name="P33">The man's brows raised again. “<text:span text:style-name="T27">Came from the river? And you're alive? Luckier than most I suppose.</text:span>”</text:p>
      <text:p text:style-name="P33"/>
      <text:p text:style-name="P34">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4"/>
      <text:p text:style-name="P34">“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3"/>
      <text:p text:style-name="P34">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4"/>
      <text:p text:style-name="P34">“<text:span text:style-name="T28">Hmm. A wasting disease you say? Of the body or the mind? How come the bandages?</text:span>” <text:span text:style-name="T28">The hooded man approached Thella and looked her over. “A mask as well!” He said, clearly taken aback. </text:span></text:p>
      <text:p text:style-name="P34"/>
      <text:p text:style-name="P34">“<text:span text:style-name="T28">Sir. I know its only natural to be afraid of such things, but I assure you that the disease is not transmissable.</text:span>”</text:p>
      <text:p text:style-name="P34"/>
      <text:p text:style-name="P35">But the hooded man looked back at Quentin and shook his head. </text:p>
      <text:p text:style-name="P35"/>
      <text:p text:style-name="P35">“I know it isn't. That isn't the problem. Has she started to loose feeling?”</text:p>
      <text:p text:style-name="P35"/>
      <text:p text:style-name="P35"><text:soft-page-break/>“Yes.” Quentin admitted. Was it the sudden helplessness of his situation or something else? Quentin had no one to share his concerns with in a long while and they suddenly burst forth. </text:p>
      <text:p text:style-name="P35"/>
      <text:p text:style-name="P35">“I noticed it when she moved a pan hot from the fire. She didn't even notice although she held it with bare hands.”</text:p>
      <text:p text:style-name="P35"/>
      <text:p text:style-name="P35">The man seemed to retreat a bit back into his hood and was silent for a moment. So Quentin continued.</text:p>
      <text:p text:style-name="P35"/>
      <text:p text:style-name="P35">“That is the whole purpose of this journey, why we hired the guide and risked the river travel, even when they all said it was the wrong time of year. We have to get to the...” He trailed off.</text:p>
      <text:p text:style-name="P32"/>
      <text:p text:style-name="P35">The man held his hands together and seemed to be in deep thought. </text:p>
      <text:p text:style-name="P35"/>
      <text:p text:style-name="P35">“I am familiar with this disease, but I cannot cure it. Was she walking with you, or did you carry her? I would wake her.” </text:p>
      <text:p text:style-name="P35"/>
      <text:p text:style-name="P35">“No, she walked with me. Although I do not know the extent of any injuries she might have.”</text:p>
      <text:p text:style-name="P35"/>
      <text:p text:style-name="P35">“Yes, swallowed by the disease.” He frowned. “I'll still take no chance. I have something that can wake her.” He searched through his pack and emerged with a thin brown leaf which he crushed under her nose. </text:p>
      <text:p text:style-name="P35"/>
      <text:p text:style-name="P36">Thella's eyes shot open. “Agh! What is that??” She complained, shifting away from the man. “That smells horrible!”</text:p>
      <text:p text:style-name="P36"/>
      <text:p text:style-name="P36">Then she realized there was a stranger before her. </text:p>
      <text:p text:style-name="P36"/>
      <text:p text:style-name="P36">“Ah! Quentin!” She saw him lying on the ground. “S-Stay back! He can use magic you know. Even like that. He'll reduce you to ash if you try anything!” She scrambled backwards. </text:p>
      <text:p text:style-name="P36"/>
      <text:p text:style-name="P36">The hooded man held up his hands. </text:p>
      <text:p text:style-name="P36"/>
      <text:p text:style-name="P36">“Its <text:span text:style-name="T29">alright</text:span> Thella. He helped me, and wants to help you as well. We still don't know if you're hurt from the boat.”</text:p>
      <text:p text:style-name="P36"/>
      <text:p text:style-name="P36">Thella frowned and shook her head. “I feel fine!”</text:p>
      <text:p text:style-name="P36"/>
      <text:p text:style-name="P37">“<text:span text:style-name="T29">Thats because you can't feel at all.</text:span>” <text:span text:style-name="T29">The man pointed out. “Can you take off the mask for me? Thella was it?”</text:span></text:p>
      <text:p text:style-name="P37"/>
      <text:p text:style-name="P37">“<text:span text:style-name="T30">Can I Quentin? I really don't like it.</text:span>”</text:p>
      <text:p text:style-name="P37"/>
      <text:p text:style-name="P37">“<text:span text:style-name="T30">Of course. It was just for the guide. He insisted.</text:span>”</text:p>
      <text:p text:style-name="P37"/>
      <text:p text:style-name="P38">Thella grabbed the mask off and threw it to the ground with distain revealing a thin face with short light hair. </text:p>
      <text:p text:style-name="P38"/>
      <text:p text:style-name="P38">“<text:span text:style-name="T31">Who are you anyway?</text:span>” <text:span text:style-name="T31">She demanded. “I don't mind if you help. But I want to know who you are. I took off my mask. Now you take off your hood.”</text:span></text:p>
      <text:p text:style-name="P38"><text:soft-page-break/></text:p>
      <text:p text:style-name="P39">The man raised an eyebrow. “Fine then. Old man, this child has <text:span text:style-name="T32">better</text:span> manners than you. <text:span text:style-name="T32">Don't you typically exchange names here in the North? No matter… I'll show you I mean no harm.”</text:span></text:p>
      <text:p text:style-name="P39"/>
      <text:p text:style-name="P40">He removed the hood revealing a very sharp featured face, green eyes, very long black hair and unmistakable sharp long ears. </text:p>
      <text:p text:style-name="P40"/>
      <text:p text:style-name="P40">“I am Tzuras, the naturalist.” He said, gesturing to the equipment behind him, as if that explained everything.</text:p>
      <text:p text:style-name="P40"/>
      <text:p text:style-name="P40">Thella and Quentin both were silent in shock for a moment. </text:p>
      <text:p text:style-name="P40"/>
      <text:p text:style-name="P40">Finally, Thella, in her impertinence, said what they both were thinking. “Oh! You're an 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2T23:43:00.843000000</dc:date>
    <meta:editing-duration>PT4H1M15S</meta:editing-duration>
    <meta:editing-cycles>38</meta:editing-cycles>
    <meta:generator>LibreOffice/5.0.5.2$Windows_X86_64 LibreOffice_project/55b006a02d247b5f7215fc6ea0fde844b30035b3</meta:generator>
    <meta:document-statistic meta:table-count="0" meta:image-count="0" meta:object-count="0" meta:page-count="13" meta:paragraph-count="189" meta:word-count="5919" meta:character-count="32341" meta:non-whitespace-character-count="26503"/>
  </office:meta>
</office:document-meta>
</file>